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3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49.41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72.16mm"/>
    </style:style>
    <style:style style:name="co7" style:family="table-column">
      <style:table-column-properties fo:break-before="auto" style:column-width="26.95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25.01mm" fo:break-before="auto" style:use-optimal-row-height="true"/>
    </style:style>
    <style:style style:name="ro4" style:family="table-row">
      <style:table-row-properties style:row-height="49.53mm" fo:break-before="auto" style:use-optimal-row-height="true"/>
    </style:style>
    <style:style style:name="ro5" style:family="table-row">
      <style:table-row-properties style:row-height="16.83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96.38mm" fo:break-before="auto" style:use-optimal-row-height="false"/>
    </style:style>
    <style:style style:name="ro8" style:family="table-row">
      <style:table-row-properties style:row-height="104.09mm" fo:break-before="auto" style:use-optimal-row-height="false"/>
    </style:style>
    <style:style style:name="ro9" style:family="table-row">
      <style:table-row-properties style:row-height="81mm" fo:break-before="auto" style:use-optimal-row-height="false"/>
    </style:style>
    <style:style style:name="ro10" style:family="table-row">
      <style:table-row-properties style:row-height="52.97mm" fo:break-before="auto" style:use-optimal-row-height="false"/>
    </style:style>
    <style:style style:name="ro11" style:family="table-row">
      <style:table-row-properties style:row-height="20.92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start" fo:margin-left="0mm"/>
      <style:text-properties fo:color="#ffffff" fo:font-weight="bold" style:font-weight-asian="bold" style:font-weight-complex="600" fo:hyphenate="tru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fo:wrap-option="wrap" fo:border="0.74pt solid #ffffff"/>
      <style:text-properties fo:color="#ffffff" fo:font-weight="bold" style:font-weight-asian="bold" style:font-weight-complex="600" fo:hyphenate="true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ffffff" style:vertical-align="top"/>
      <style:paragraph-properties fo:text-align="start"/>
      <style:text-properties fo:color="#ffffff" fo:font-weight="bold" style:font-weight-asian="bold" style:font-weight-complex="600" fo:hyphenate="tru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/>
      <table:table table:name="Part 1, 4.1.10  Type 8 Packet Form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Specification Revision</text:p>
          </table:table-cell>
          <table:table-cell table:style-name="ce3" office:value-type="string" calcext:value-type="string">
            <text:p>Specification Section</text:p>
          </table:table-cell>
          <table:table-cell table:style-name="ce4" office:value-type="string" calcext:value-type="string">
            <text:p>Specification Feature</text:p>
          </table:table-cell>
          <table:table-cell table:style-name="ce3" office:value-type="string" calcext:value-type="string">
            <text:p>Test Checking Type</text:p>
          </table:table-cell>
          <table:table-cell table:style-name="ce4" office:value-type="string" calcext:value-type="string">
            <text:p>Test Implementation Details</text:p>
          </table:table-cell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Test Status</text:p>
          </table:table-cell>
          <table:table-cell table:style-name="ce3" office:value-type="string" calcext:value-type="string">
            <text:p>Designer 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2 Virtual Streams</text:p>
          </table:table-cell>
          <table:table-cell office:value-type="string" calcext:value-type="string">
            <text:p>VSID management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Start segments with different source/destination, class of service, and streamID values. <text:s/>Confirm that a difference in any of these values opens a new segmentation context. <text:s/>Repeat up to the maximum number of available segmentation contexts, then complete the PDUs. <text:s/>Confirm that all PDUs are received. 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 multisegment data streaming transaction to the DUT. <text:s/>Esnure that other packets are sent between the data streaming packets. <text:s/>Check that the DUT successfully receives the data streaming transaction.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the first few segments of a multisegment data streaming transaction to the DUT. <text:s/>Send a complete data streaming transaction to the DUT using a lower physical priority. <text:s/>Complete the original multisegment data streaming transaction. Both transactions must use the same source/destination ID, streamID, and Class of Service. <text:s/>Check that the original multisegment data streaming transaction is received by the DUT before the lower priority transaction.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the first few segments of a multisegment data streaming transaction to the DUT. <text:s/>Send a complete data streaming transaction to the DUT using a lower physical priority. <text:s/>Complete the original multisegment data streaming transaction. The transactions must differ in at least one of source/destination ID, streamID, or Class of Service. <text:s/>Check that the original multisegment data streaming transaction is received by the DUT AFTER the lower priority transaction.</text:p>
          </table:table-cell>
          <table:table-cell table:number-columns-repeated="2"/>
          <table:table-cell table:style-name="Default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Program the DUT to send a stream of PDUs within the same flow to the test infrastructure. <text:s/>Verify that the PDUs are sent one-at-a-time.</text:p>
          </table:table-cell>
          <table:table-cell table:number-columns-repeated="2"/>
          <table:table-cell table:style-name="Default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5.5.3 Data Streaming Information CAR</text:p>
          </table:table-cell>
          <table:table-cell office:value-type="string" calcext:value-type="string">
            <text:p>Register fields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Confirm that the number of segmentation contexts supported by the DUT is correct in the Data Streaming Information CAR.</text:p>
          </table:table-cell>
          <table:table-cell table:number-columns-repeated="2"/>
          <table:table-cell table:style-name="Default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5.5.3 Data Streaming Information CAR</text:p>
          </table:table-cell>
          <table:table-cell office:value-type="string" calcext:value-type="string">
            <text:p>Register fields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Confirm that the DATA Streaming Information CAR on the DUT accurately identifies the maximum PDU size that the DUT can handle.</text:p>
          </table:table-cell>
          <table:table-cell table:number-columns-repeated="2"/>
          <table:table-cell table:style-name="Default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Program the DUT to send a PDU of less than or equal to the MTU size. <text:s/>Verify that this is sent as a single segment packet.</text:p>
          </table:table-cell>
          <table:table-cell table:number-columns-repeated="2"/>
          <table:table-cell table:style-name="Default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Program the DUT to send a PDU of size (MTU_Size * 3) - 1. <text:s/>Verify that the start and continuation segments have MTU size bytes, and the end segment has MTU size -1 bytes. <text:s/>Verify that all segments have the saem flowID and class of service value.</text:p>
          </table:table-cell>
          <table:table-cell table:number-columns-repeated="2"/>
          <table:table-cell table:style-name="Default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Verify that PDUs of all sizes up to the maximum can be received and sent by the DUT. <text:s/>Use all possible MTU values. <text:s/>Verify that the single segment and end segment packets are padded to a multiple of half words in size. <text:s/>Confirm that the PDU length field is correctly sent and received. <text:s/>Confirmt that when an odd number of bytes is sent, the data is padded to a multiple of half-words and the PAD bit is set. <text:s/>Confirm that the "O' bit is set when an odd number of half-words is sent, and handled </text:p>
          </table:table-cell>
          <table:table-cell table:number-columns-repeated="2"/>
          <table:table-cell table:style-name="Default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5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the start and a few continuation segments of a PDU. <text:s/>Send an end segment with no data payload and the length field set to zero. <text:s/>Confirm that the PDU is discarded.</text:p>
          </table:table-cell>
          <table:table-cell table:number-columns-repeated="2"/>
          <table:table-cell table:style-name="Default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style-name="ce5" office:value-type="string" calcext:value-type="string">
            <text:p>Set the MTU length on the DUT, then send a single segment with payload greater than the MTU length. <text:s/>Confirm that an error is detected.</text:p>
          </table:table-cell>
          <table:table-cell table:number-columns-repeated="2"/>
          <table:table-cell table:style-name="Default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t the MTU length on the DUT, then send a start segment with a payload size that does not match the MTU length. <text:s/>Confirm that an error is detected.</text:p>
          </table:table-cell>
          <table:table-cell table:number-columns-repeated="2"/>
          <table:table-cell table:style-name="Default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t the MTU length on the DUT, then send a start segment , followed by a continuation segment with a payload size that does not match the MTU length. <text:s/>Confirm that an error is detected.</text:p>
          </table:table-cell>
          <table:table-cell table:number-columns-repeated="2"/>
          <table:table-cell table:style-name="Default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t the MTU length on the DUT, then send a start segment , followed by an end segment with a payload size that is greater than the MTU length. <text:s/>Confirm that an error is detected.</text:p>
          </table:table-cell>
          <table:table-cell table:number-columns-repeated="2"/>
          <table:table-cell table:style-name="Default"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 PDU with an end segment whose length field does not match the PDU. <text:s/>Confirm that an error is detected.</text:p>
          </table:table-cell>
          <table:table-cell table:number-columns-repeated="2"/>
          <table:table-cell table:style-name="Default"/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 continuation segment without a start segment. <text:s/>Confirm that the packet is discarded and an error is detected.</text:p>
          </table:table-cell>
          <table:table-cell table:number-columns-repeated="2"/>
          <table:table-cell table:style-name="Default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n end segment without a start segment. <text:s/>Confirm that the packet is discarded and an error is detected.</text:p>
          </table:table-cell>
          <table:table-cell table:number-columns-repeated="2"/>
          <table:table-cell table:style-name="Default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5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 start segment to an open segmentation context. <text:s/>Confirm that the PDU is discarded, the segmentation context is closed, and a new context is opened.</text:p>
          </table:table-cell>
          <table:table-cell table:number-columns-repeated="3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6.2.5 Rules for Segmentation and Reassembly</text:p>
          </table:table-cell>
          <table:table-cell office:value-type="string" calcext:value-type="string">
            <text:p>Segmentation and reassembly</text:p>
          </table:table-cell>
          <table:table-cell office:value-type="string" calcext:value-type="string">
            <text:p>Directed test case</text:p>
          </table:table-cell>
          <table:table-cell table:style-name="ce5" office:value-type="string" calcext:value-type="string">
            <text:p>Send a single segment to an open segmentation context. <text:s/>Confirm that the PDU is discarded, the segmentation context is closed, and a new context is opened.</text:p>
          </table:table-cell>
          <table:table-cell table:number-columns-repeated="3"/>
        </table:table-row>
        <table:table-row table:style-name="ro14" table:number-rows-repeated="1048554">
          <table:table-cell table:number-columns-repeated="9"/>
        </table:table-row>
        <table:table-row table:style-name="ro1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00-00-00</text:date>, <text:time style:data-style-name="N2" text:time-value="09:24:42.75964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9:38:04.120855990</meta:creation-date>
    <dc:date>2018-09-27T09:40:45.778007512</dc:date>
    <meta:editing-duration>PT21H4M48S</meta:editing-duration>
    <meta:editing-cycles>23</meta:editing-cycles>
    <meta:generator>LibreOffice/5.1.6.2$Linux_X86_64 LibreOffice_project/10m0$Build-2</meta:generator>
    <meta:document-statistic meta:table-count="1" meta:cell-count="126" meta:object-count="0"/>
  </office:meta>
</office:document-meta>
</file>